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3.032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3.032cm" svg:y="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794cm" svg:y1="3.491cm" svg:x2="6.245cm" svg:y2="4.291cm" draw:start-shape="id1" draw:start-glue-point="10" draw:end-shape="id2" draw:end-glue-point="6" svg:d="M3794 3491l2451 800">
          <text:p/>
        </draw:connector>
        <draw:connector draw:style-name="gr2" draw:text-style-name="P2" draw:layer="layout" draw:type="line" svg:x1="3.794cm" svg:y1="5.094cm" svg:x2="6.245cm" svg:y2="4.291cm" draw:start-shape="id3" draw:start-glue-point="10" draw:end-shape="id2" draw:end-glue-point="6" svg:d="M3794 5094l2451-803">
          <text:p/>
        </draw:connector>
        <draw:custom-shape draw:style-name="gr1" draw:text-style-name="P1" xml:id="id5" draw:id="id5" draw:layer="layout" svg:width="0.762cm" svg:height="0.762cm" svg:x="3.032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3.032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8" draw:id="id8" draw:layer="layout" draw:type="line" svg:x1="3.794cm" svg:y1="3.491cm" svg:x2="6.245cm" svg:y2="5.891cm" draw:end-shape="id4" draw:end-glue-point="6" svg:d="M3794 3491l2451 2400">
          <text:p/>
        </draw:connector>
        <draw:connector draw:style-name="gr2" draw:text-style-name="P3" draw:layer="layout" draw:type="line" svg:x1="3.794cm" svg:y1="5.094cm" svg:x2="6.245cm" svg:y2="5.891cm" draw:start-shape="id3" draw:start-glue-point="10" draw:end-shape="id4" draw:end-glue-point="6" svg:d="M3794 5094l2451 797">
          <text:p/>
        </draw:connector>
        <draw:connector draw:style-name="gr2" draw:text-style-name="P3" draw:layer="layout" draw:type="line" svg:x1="3.794cm" svg:y1="6.694cm" svg:x2="6.245cm" svg:y2="5.891cm" draw:start-shape="id5" draw:start-glue-point="10" draw:end-shape="id4" draw:end-glue-point="6" svg:d="M3794 6694l2451-803">
          <text:p/>
        </draw:connector>
        <draw:connector draw:style-name="gr2" draw:text-style-name="P3" draw:layer="layout" draw:type="line" svg:x1="3.794cm" svg:y1="6.694cm" svg:x2="6.245cm" svg:y2="4.291cm" draw:start-shape="id5" draw:start-glue-point="10" draw:end-shape="id2" draw:end-glue-point="6" svg:d="M3794 6694l2451-2403">
          <text:p/>
        </draw:connector>
        <draw:connector draw:style-name="gr2" draw:text-style-name="P3" draw:layer="layout" draw:type="line" svg:x1="3.794cm" svg:y1="8.294cm" svg:x2="6.245cm" svg:y2="4.291cm" draw:start-shape="id6" draw:start-glue-point="10" draw:end-shape="id2" draw:end-glue-point="6" svg:d="M3794 8294l2451-4003">
          <text:p/>
        </draw:connector>
        <draw:connector draw:style-name="gr2" draw:text-style-name="P3" draw:layer="layout" draw:type="line" svg:x1="3.794cm" svg:y1="8.294cm" svg:x2="6.245cm" svg:y2="5.891cm" draw:start-shape="id6" draw:start-glue-point="10" draw:end-shape="id4" draw:end-glue-point="6" svg:d="M3794 8294l2451-2403">
          <text:p/>
        </draw:connector>
        <draw:connector draw:style-name="gr2" draw:text-style-name="P3" draw:layer="layout" draw:type="line" svg:x1="7.007cm" svg:y1="4.291cm" svg:x2="8.645cm" svg:y2="5.091cm" draw:start-shape="id2" draw:start-glue-point="10" draw:end-shape="id7" draw:end-glue-point="6" svg:d="M7007 4291l1638 800">
          <text:p/>
        </draw:connector>
        <draw:connector draw:style-name="gr2" draw:text-style-name="P3" draw:layer="layout" draw:type="line" svg:x1="7.007cm" svg:y1="5.891cm" svg:x2="8.645cm" svg:y2="5.091cm" draw:start-shape="id4" draw:start-glue-point="10" draw:end-shape="id7" draw:end-glue-point="6" svg:d="M7007 5891l1638-800">
          <text:p/>
        </draw:connector>
        <draw:custom-shape draw:style-name="gr1" draw:text-style-name="P4" xml:id="id2" draw:id="id2" draw:layer="layout" svg:width="0.762cm" svg:height="0.762cm" svg:x="6.24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0.762cm" svg:height="0.762cm" svg:x="6.245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762cm" svg:height="0.762cm" svg:x="6.232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3.491cm" svg:x2="6.232cm" svg:y2="7.494cm" draw:start-shape="id8" draw:start-glue-point="2" draw:end-shape="id9" draw:end-glue-point="6" svg:d="M3794 3491l2438 4003">
          <text:p/>
        </draw:connector>
        <draw:connector draw:style-name="gr2" draw:text-style-name="P3" draw:layer="layout" draw:type="line" svg:x1="3.794cm" svg:y1="5.094cm" svg:x2="6.232cm" svg:y2="7.494cm" draw:start-shape="id3" draw:start-glue-point="10" draw:end-shape="id9" draw:end-glue-point="6" svg:d="M3794 5094l2438 2400">
          <text:p/>
        </draw:connector>
        <draw:connector draw:style-name="gr2" draw:text-style-name="P3" draw:layer="layout" draw:type="line" svg:x1="3.794cm" svg:y1="6.694cm" svg:x2="6.232cm" svg:y2="7.494cm" draw:start-shape="id5" draw:start-glue-point="10" draw:end-shape="id9" draw:end-glue-point="6" svg:d="M3794 6694l2438 800">
          <text:p/>
        </draw:connector>
        <draw:connector draw:style-name="gr2" draw:text-style-name="P3" draw:layer="layout" draw:type="line" svg:x1="3.794cm" svg:y1="8.294cm" svg:x2="6.232cm" svg:y2="7.494cm" draw:start-shape="id6" draw:start-glue-point="10" draw:end-shape="id9" draw:end-glue-point="6" svg:d="M3794 8294l2438-800">
          <text:p/>
        </draw:connector>
        <draw:custom-shape draw:style-name="gr1" draw:text-style-name="P4" xml:id="id7" draw:id="id7" draw:layer="layout" svg:width="0.762cm" svg:height="0.762cm" svg:x="8.64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0.762cm" svg:height="0.762cm" svg:x="8.645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994cm" svg:y1="7.494cm" svg:x2="8.645cm" svg:y2="5.091cm" draw:start-shape="id9" draw:start-glue-point="10" draw:end-shape="id7" draw:end-glue-point="6" svg:d="M6994 7494l1651-2403">
          <text:p/>
        </draw:connector>
        <draw:connector draw:style-name="gr2" draw:text-style-name="P3" draw:layer="layout" draw:type="line" svg:x1="7.007cm" svg:y1="4.291cm" svg:x2="8.645cm" svg:y2="6.691cm" draw:start-shape="id2" draw:start-glue-point="10" draw:end-shape="id10" draw:end-glue-point="6" svg:d="M7007 4291l1638 2400">
          <text:p/>
        </draw:connector>
        <draw:connector draw:style-name="gr2" draw:text-style-name="P3" draw:layer="layout" draw:type="line" svg:x1="7.007cm" svg:y1="5.891cm" svg:x2="8.645cm" svg:y2="6.691cm" draw:start-shape="id4" draw:start-glue-point="10" draw:end-shape="id10" draw:end-glue-point="6" svg:d="M7007 5891l1638 800">
          <text:p/>
        </draw:connector>
        <draw:connector draw:style-name="gr2" draw:text-style-name="P3" draw:layer="layout" draw:type="line" svg:x1="6.994cm" svg:y1="7.494cm" svg:x2="8.645cm" svg:y2="6.691cm" draw:start-shape="id9" draw:start-glue-point="10" draw:end-shape="id10" draw:end-glue-point="6" svg:d="M6994 7494l1651-803">
          <text:p/>
        </draw:connector>
        <draw:custom-shape draw:style-name="gr1" draw:text-style-name="P1" xml:id="id11" draw:id="id11" draw:layer="layout" svg:width="0.762cm" svg:height="0.762cm" svg:x="3.032cm" svg:y="10.3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762cm" svg:height="0.762cm" svg:x="3.032cm" svg:y="11.9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10.694cm" svg:x2="6.245cm" svg:y2="4.291cm" draw:start-shape="id11" draw:start-glue-point="10" draw:end-shape="id2" draw:end-glue-point="6" svg:d="M3794 10694l2451-6403">
          <text:p/>
        </draw:connector>
        <draw:connector draw:style-name="gr2" draw:text-style-name="P3" draw:layer="layout" draw:type="line" svg:x1="3.794cm" svg:y1="10.694cm" svg:x2="6.245cm" svg:y2="5.891cm" draw:start-shape="id11" draw:start-glue-point="10" draw:end-shape="id4" draw:end-glue-point="6" svg:d="M3794 10694l2451-4803">
          <text:p/>
        </draw:connector>
        <draw:connector draw:style-name="gr2" draw:text-style-name="P3" draw:layer="layout" draw:type="line" svg:x1="3.794cm" svg:y1="10.694cm" svg:x2="6.232cm" svg:y2="7.494cm" draw:start-shape="id11" draw:start-glue-point="10" draw:end-shape="id9" draw:end-glue-point="6" svg:d="M3794 10694l2438-3200">
          <text:p/>
        </draw:connector>
        <draw:connector draw:style-name="gr2" draw:text-style-name="P3" draw:layer="layout" draw:type="line" svg:x1="3.794cm" svg:y1="12.294cm" svg:x2="6.245cm" svg:y2="4.291cm" draw:start-shape="id12" draw:start-glue-point="10" draw:end-shape="id2" draw:end-glue-point="6" svg:d="M3794 12294l2451-8003">
          <text:p/>
        </draw:connector>
        <draw:connector draw:style-name="gr2" draw:text-style-name="P3" draw:layer="layout" draw:type="line" svg:x1="3.794cm" svg:y1="12.294cm" svg:x2="6.245cm" svg:y2="5.891cm" draw:start-shape="id12" draw:start-glue-point="10" draw:end-shape="id4" draw:end-glue-point="6" svg:d="M3794 12294l2451-6403">
          <text:p/>
        </draw:connector>
        <draw:connector draw:style-name="gr2" draw:text-style-name="P3" draw:layer="layout" draw:type="line" svg:x1="3.794cm" svg:y1="12.294cm" svg:x2="6.232cm" svg:y2="7.494cm" draw:start-shape="id12" draw:start-glue-point="10" draw:end-shape="id9" draw:end-glue-point="6" svg:d="M3794 12294l2438-4800">
          <text:p/>
        </draw:connector>
        <draw:connector draw:style-name="gr2" draw:text-style-name="P3" draw:layer="layout" draw:type="curve" draw:line-skew="-0.325cm" svg:x1="9.026cm" svg:y1="7.072cm" svg:x2="3.413cm" svg:y2="11.075cm" draw:start-shape="id10" draw:start-glue-point="8" draw:end-shape="id11" draw:end-glue-point="8" svg:d="M9026 7072c0 6268-5613 4267-5613 4003">
          <text:p/>
        </draw:connector>
        <draw:connector draw:style-name="gr2" draw:text-style-name="P3" draw:layer="layout" draw:type="curve" svg:x1="9.407cm" svg:y1="5.091cm" svg:x2="3.413cm" svg:y2="12.675cm" draw:start-shape="id7" draw:start-glue-point="10" draw:end-shape="id12" draw:end-glue-point="8" svg:d="M9407 5091c751 0 626 4043-1060 6127s-4934 2208-4934 1457">
          <text:p/>
        </draw:connector>
        <draw:frame draw:style-name="gr3" draw:text-style-name="P5" draw:layer="layout" svg:width="1.374cm" svg:height="1.217cm" svg:x="1.835cm" svg:y="5.191cm">
          <draw:text-box>
            <text:p text:style-name="P5">input</text:p>
            <text:p text:style-name="P5">units</text:p>
          </draw:text-box>
        </draw:frame>
        <draw:frame draw:style-name="gr3" draw:text-style-name="P5" draw:layer="layout" svg:width="1.328cm" svg:height="1.217cm" svg:x="1.836cm" svg:y="10.692cm">
          <draw:text-box>
            <text:p text:style-name="P5">state</text:p>
            <text:p text:style-name="P5">units</text:p>
          </draw:text-box>
        </draw:frame>
        <draw:frame draw:style-name="gr3" draw:text-style-name="P5" draw:layer="layout" svg:width="1.653cm" svg:height="1.217cm" svg:x="5.935cm" svg:y="2.692cm">
          <draw:text-box>
            <text:p text:style-name="P5">hidden</text:p>
            <text:p text:style-name="P5">units</text:p>
          </draw:text-box>
        </draw:frame>
        <draw:frame draw:style-name="gr3" draw:text-style-name="P5" draw:layer="layout" svg:width="1.586cm" svg:height="1.217cm" svg:x="8.236cm" svg:y="3.393cm">
          <draw:text-box>
            <text:p text:style-name="P5">output</text:p>
            <text:p text:style-name="P5">un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6-15T12:26:18.01</dc:date>
    <dc:creator>Loc Nguyen</dc:creator>
    <meta:editing-duration>PT58M10S</meta:editing-duration>
    <meta:editing-cycles>22</meta:editing-cycles>
    <meta:generator>OpenOffice/4.1.2$Win32 OpenOffice.org_project/412m3$Build-9782</meta:generator>
    <meta:document-statistic meta:object-count="41"/>
  </office:meta>
</office:document-meta>
</file>